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AC00000168A8A9421E57084B6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P4" style:family="paragraph" style:parent-style-name="Heading_20_1" style:master-page-name="First_20_Page">
      <style:paragraph-properties style:page-number="1"/>
      <style:text-properties fo:font-variant="normal" fo:text-transform="none" fo:color="#24292e" style:font-name="apple-system" fo:letter-spacing="normal" fo:language="fr" fo:country="FR" fo:font-style="normal" fo:font-weight="bold" officeooo:rsid="00a9049b" officeooo:paragraph-rsid="000ff383"/>
    </style:style>
    <style:style style:name="P5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7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T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24292e" fo:letter-spacing="normal" fo:background-color="transparent" loext:char-shading-value="0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ocx-to-HTML</text:h>
      <text:h text:style-name="P2" text:outline-level="2">Converts .docx files to HTML</text:h>
      <text:h text:style-name="P2" text:outline-level="2">This is a PHP class that will convert your .docx files to HTML. It is by far not perfect, but will handle most things decently.</text:h>
      <text:h text:style-name="P2" text:outline-level="2">This class requires the following:</text:h>
      <text:list xml:id="list5997414365406011456" text:style-name="L1">
        <text:list-item>
          <text:h text:style-name="P3" text:outline-level="2"><text:a xlink:type="simple" xlink:href="http://php.net/manual/en/class.ziparchive.php" text:style-name="Internet_20_link" text:visited-style-name="Visited_20_Internet_20_Link"><text:span text:style-name="T1">The ZipArchive class</text:span></text:a></text:h>
        </text:list-item>
        <text:list-item>
          <text:h text:style-name="P3" text:outline-level="2"><text:a xlink:type="simple" xlink:href="http://php.net/manual/en/book.simplexml.php" text:style-name="Internet_20_link" text:visited-style-name="Visited_20_Internet_20_Link"><text:span text:style-name="T1">SimpleXML</text:span></text:a></text:h>
        </text:list-item>
      </text:list>
      <text:h text:style-name="P5" text:outline-level="2"><text:bookmark text:name="user-content-composer-install"/>Composer install</text:h>
      <text:p text:style-name="P6"><text:span text:style-name="Source_20_Text"><text:span text:style-name="T2">composer require nadirhamid/docx-to-html</text:span></text:span></text:p>
      <text:h text:style-name="P2" text:outline-level="2">###How to use</text:h>
      <text:p text:style-name="P6"><text:span text:style-name="Source_20_Text"><text:span text:style-name="T2">include('./docx_reader.php');</text:span></text:span></text:p>
      <text:p text:style-name="P7"/>
      <text:p text:style-name="P7"><text:span text:style-name="Source_20_Text"><text:span text:style-name="T2">$doc = new Docx_reader();</text:span></text:span></text:p>
      <text:p text:style-name="P7"><text:span text:style-name="Source_20_Text"><text:span text:style-name="T2">$doc-&gt;setFile('./sample.docx');</text:span></text:span></text:p>
      <text:p text:style-name="P7"/>
      <text:p text:style-name="P7"><text:span text:style-name="Source_20_Text"><text:span text:style-name="T2">if(!$doc-&gt;get_errors()) {</text:span></text:span></text:p>
      <text:p text:style-name="P7"><text:span text:style-name="Source_20_Text"><text:span text:style-name="T3"><text:s text:c="4"/></text:span></text:span><text:span text:style-name="Source_20_Text"><text:span text:style-name="T2">$html = $doc-&gt;to_html();</text:span></text:span></text:p>
      <text:p text:style-name="P7"><text:span text:style-name="Source_20_Text"><text:span text:style-name="T3"><text:s text:c="4"/></text:span></text:span><text:span text:style-name="Source_20_Text"><text:span text:style-name="T2">$plain_text = $doc-&gt;to_plain_text();</text:span></text:span></text:p>
      <text:p text:style-name="P7"/>
      <text:p text:style-name="P7"><text:span text:style-name="Source_20_Text"><text:span text:style-name="T3"><text:s text:c="4"/></text:span></text:span><text:span text:style-name="Source_20_Text"><text:span text:style-name="T2">echo $html;</text:span></text:span></text:p>
      <text:p text:style-name="P7"><text:span text:style-name="Source_20_Text"><text:span text:style-name="T2">} else {</text:span></text:span></text:p>
      <text:p text:style-name="P7"><text:span text:style-name="Source_20_Text"><text:span text:style-name="T3"><text:s text:c="4"/></text:span></text:span><text:span text:style-name="Source_20_Text"><text:span text:style-name="T2">echo implode(', ',$doc-&gt;get_errors());</text:span></text:span></text:p>
      <text:p text:style-name="P7"><text:span text:style-name="Source_20_Text"><text:span text:style-name="T2">}</text:span></text:span></text:p>
      <text:p text:style-name="P7"><text:span text:style-name="Source_20_Text"><text:span text:style-name="T2">echo "\n";</text:span></text:span></text:p>
      <text:h text:style-name="Text_20_body" text:outline-level="2"><text:line-break/></text:h>
      <text:h text:style-name="Text_20_body" text:outline-level="2"/>
      <text:h text:style-name="Text_20_body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 Unicode MS" fo:font-family="'Arial Unicode MS'" style:font-family-generic="swiss" style:font-pitch="variable" officeooo:rsid="000f3ef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2" style:list-style-name="" style:class="text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 style:writing-mode="page"/>
      <style:text-properties style:font-name="Arial Unicode MS" fo:font-family="'Arial Unicode MS'" style:font-family-generic="swiss" style:font-pitch="variable" officeooo:rsid="000ea572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solid" draw:fill-color="#ffffff" draw:fill-image-width="0in" draw:fill-image-height="0in"/>
      <style:paragraph-properties fo:text-align="center" style:justify-single-word="false" style:page-number="auto" fo:background-color="#ffffff" style:shadow="none">
        <style:tab-stops/>
      </style:paragraph-properties>
      <style:text-properties fo:font-variant="small-caps" fo:font-size="28pt" style:text-underline-style="solid" style:text-underline-type="double" style:text-underline-width="auto" style:text-underline-color="font-color" fo:font-weight="bold" fo:background-color="transparent" style:font-size-asian="28pt" style:font-weight-asian="bold" style:font-size-complex="28pt" style:font-weight-complex="600" style:font-relief="non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gradient" draw:fill-gradient-name="Deep_20_Blue" draw:fill-image-width="0in" draw:fill-image-height="0in"/>
      <style:paragraph-properties fo:margin-left="0in" fo:margin-right="0in" fo:margin-top="0.1701in" fo:margin-bottom="0.3201in" loext:contextual-spacing="false" fo:text-indent="0.1402in" style:auto-text-indent="false" style:page-number="auto" fo:background-color="#4975ab" style:shadow="none">
        <style:tab-stops/>
      </style:paragraph-properties>
      <style:text-properties fo:font-variant="small-caps" fo:color="#dddddd" fo:font-size="130%" fo:text-shadow="1pt 1pt" fo:font-weight="bold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18" text:anchor-type="paragraph" svg:x="0.1189in" svg:y="-0.0626in" svg:width="0.8728in" svg:height="0.4598in" draw:z-index="0"><draw:image xlink:href="Pictures/10000000000002AC00000168A8A9421E57084B68.jpg" xlink:type="simple" xlink:show="embed" xlink:actuate="onLoad"/></draw:frame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6:57:06.945722608</meta:creation-date>
    <dc:title>admin_unique</dc:title>
    <meta:editing-duration>PT38S</meta:editing-duration>
    <meta:editing-cycles>2</meta:editing-cycles>
    <meta:generator>LibreOffice/5.1.6.2$Linux_X86_64 LibreOffice_project/10m0$Build-2</meta:generator>
    <meta:initial-creator>france </meta:initial-creator>
    <dc:date>2018-06-04T16:59:08.087574509</dc:date>
    <dc:creator>france </dc:creator>
    <meta:document-statistic meta:table-count="0" meta:image-count="1" meta:object-count="0" meta:page-count="1" meta:paragraph-count="22" meta:word-count="76" meta:character-count="559" meta:non-whitespace-character-count="489"/>
  </office:meta>
</office:document-meta>
</file>